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d30" officeooo:paragraph-rsid="001e0d30"/>
    </style:style>
    <style:style style:name="P2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3" style:family="paragraph" style:parent-style-name="Standard">
      <style:text-properties officeooo:rsid="001e2afa" officeooo:paragraph-rsid="001e2afa"/>
    </style:style>
    <style:style style:name="P4" style:family="paragraph" style:parent-style-name="Standard">
      <style:text-properties fo:font-weight="normal" officeooo:rsid="002018dc" officeooo:paragraph-rsid="002018dc" style:font-weight-asian="normal" style:font-weight-complex="normal"/>
    </style:style>
    <style:style style:name="P5" style:family="paragraph" style:parent-style-name="Standard">
      <style:text-properties fo:font-weight="normal" officeooo:rsid="002098a8" officeooo:paragraph-rsid="002098a8" style:font-weight-asian="normal" style:font-weight-complex="normal"/>
    </style:style>
    <style:style style:name="P6" style:family="paragraph" style:parent-style-name="Standard">
      <style:text-properties fo:font-weight="normal" officeooo:rsid="00225942" officeooo:paragraph-rsid="00225942" style:font-weight-asian="normal" style:font-weight-complex="normal"/>
    </style:style>
    <style:style style:name="P7" style:family="paragraph" style:parent-style-name="Standard">
      <style:text-properties fo:font-weight="normal" officeooo:rsid="00244c26" officeooo:paragraph-rsid="00244c26" style:font-weight-asian="normal" style:font-weight-complex="normal"/>
    </style:style>
    <style:style style:name="P8" style:family="paragraph" style:parent-style-name="Standard">
      <style:text-properties fo:font-weight="normal" officeooo:rsid="002851cd" officeooo:paragraph-rsid="002851cd" style:font-weight-asian="normal" style:font-weight-complex="normal"/>
    </style:style>
    <style:style style:name="P9" style:family="paragraph" style:parent-style-name="Standard">
      <style:text-properties fo:font-weight="normal" officeooo:rsid="00288b72" officeooo:paragraph-rsid="00288b72" style:font-weight-asian="normal" style:font-weight-complex="normal"/>
    </style:style>
    <style:style style:name="P10" style:family="paragraph" style:parent-style-name="Standard">
      <style:text-properties fo:font-weight="normal" officeooo:rsid="0028f6a4" officeooo:paragraph-rsid="0028f6a4" style:font-weight-asian="normal" style:font-weight-complex="normal"/>
    </style:style>
    <style:style style:name="P11" style:family="paragraph" style:parent-style-name="Standard">
      <style:text-properties fo:font-weight="normal" officeooo:rsid="002b726e" officeooo:paragraph-rsid="002b726e" style:font-weight-asian="normal" style:font-weight-complex="normal"/>
    </style:style>
    <style:style style:name="P12" style:family="paragraph" style:parent-style-name="Standard">
      <style:text-properties fo:font-weight="normal" officeooo:rsid="002d6fba" officeooo:paragraph-rsid="002d6fba" style:font-weight-asian="normal" style:font-weight-complex="normal"/>
    </style:style>
    <style:style style:name="P13" style:family="paragraph" style:parent-style-name="Standard">
      <style:text-properties fo:font-weight="normal" officeooo:rsid="002f653f" officeooo:paragraph-rsid="002f653f" style:font-weight-asian="normal" style:font-weight-complex="normal"/>
    </style:style>
    <style:style style:name="P14" style:family="paragraph" style:parent-style-name="Standard">
      <style:text-properties fo:font-weight="normal" officeooo:rsid="002fbb85" officeooo:paragraph-rsid="002fbb85" style:font-weight-asian="normal" style:font-weight-complex="normal"/>
    </style:style>
    <style:style style:name="P15" style:family="paragraph" style:parent-style-name="Standard">
      <style:text-properties fo:font-weight="normal" officeooo:rsid="00317f3b" officeooo:paragraph-rsid="00317f3b" style:font-weight-asian="normal" style:font-weight-complex="normal"/>
    </style:style>
    <style:style style:name="P16" style:family="paragraph" style:parent-style-name="Standard">
      <style:text-properties fo:font-weight="normal" officeooo:rsid="0032801e" officeooo:paragraph-rsid="0032801e" style:font-weight-asian="normal" style:font-weight-complex="normal"/>
    </style:style>
    <style:style style:name="P17" style:family="paragraph" style:parent-style-name="Standard">
      <style:text-properties fo:font-weight="normal" officeooo:rsid="00373dfe" officeooo:paragraph-rsid="00373dfe" style:font-weight-asian="normal" style:font-weight-complex="normal"/>
    </style:style>
    <style:style style:name="P18" style:family="paragraph" style:parent-style-name="Standard">
      <style:text-properties fo:font-weight="normal" officeooo:rsid="003b6b46" officeooo:paragraph-rsid="003b6b46" style:font-weight-asian="normal" style:font-weight-complex="normal"/>
    </style:style>
    <style:style style:name="P19" style:family="paragraph" style:parent-style-name="Standard">
      <style:text-properties fo:font-weight="normal" officeooo:rsid="003cf5b0" officeooo:paragraph-rsid="003cf5b0" style:font-weight-asian="normal" style:font-weight-complex="normal"/>
    </style:style>
    <style:style style:name="P20" style:family="paragraph" style:parent-style-name="Standard">
      <style:text-properties fo:font-weight="normal" officeooo:rsid="003dd3e7" officeooo:paragraph-rsid="003dd3e7" style:font-weight-asian="normal" style:font-weight-complex="normal"/>
    </style:style>
    <style:style style:name="P21" style:family="paragraph" style:parent-style-name="Standard">
      <style:text-properties fo:font-weight="normal" officeooo:rsid="002afbe2" officeooo:paragraph-rsid="002afbe2" style:font-weight-asian="normal" style:font-weight-complex="normal"/>
    </style:style>
    <style:style style:name="P22" style:family="paragraph" style:parent-style-name="Standard">
      <style:text-properties fo:font-weight="normal" officeooo:rsid="003f1d30" officeooo:paragraph-rsid="003f1d30" style:font-weight-asian="normal" style:font-weight-complex="normal"/>
    </style:style>
    <style:style style:name="P23" style:family="paragraph" style:parent-style-name="Standard">
      <style:text-properties fo:font-weight="normal" officeooo:rsid="00424556" officeooo:paragraph-rsid="00424556" style:font-weight-asian="normal" style:font-weight-complex="normal"/>
    </style:style>
    <style:style style:name="P24" style:family="paragraph" style:parent-style-name="Standard">
      <style:text-properties fo:font-weight="normal" officeooo:rsid="00446046" officeooo:paragraph-rsid="00446046" style:font-weight-asian="normal" style:font-weight-complex="normal"/>
    </style:style>
    <style:style style:name="T1" style:family="text">
      <style:text-properties officeooo:rsid="00217337"/>
    </style:style>
    <style:style style:name="T2" style:family="text">
      <style:text-properties officeooo:rsid="003595f8"/>
    </style:style>
    <style:style style:name="T3" style:family="text">
      <style:text-properties officeooo:rsid="0045a8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FPGA install and compile</text:p>
      <text:p text:style-name="P2"/>
      <text:p text:style-name="P21">sudo yum -y install devtoolset-12</text:p>
      <text:p text:style-name="P22">. /opt/rh/devtoolset-8/enable</text:p>
      <text:p text:style-name="P11"><text:span text:style-name="T2">sudo </text:span>yum -y install gcc-c++</text:p>
      <text:p text:style-name="P11"/>
      <text:p text:style-name="P18">git clone <text:a xlink:type="simple" xlink:href="https://github.com/gcc-mirror/gcc/" text:style-name="Internet_20_link" text:visited-style-name="Visited_20_Internet_20_Link">https://github.com/gcc-mirror/gcc/</text:a></text:p>
      <text:p text:style-name="P19">wget <text:a xlink:type="simple" xlink:href="https://ftp.gnu.org/gnu/gcc/gcc-9.3.0/gcc-9.3.0.tar.gz" text:style-name="Internet_20_link" text:visited-style-name="Visited_20_Internet_20_Link">https://ftp.gnu.org/gnu/gcc/gcc-9.3.0/gcc-9.3.0.tar.gz</text:a></text:p>
      <text:p text:style-name="P19">tar -xzvf <text:a xlink:type="simple" xlink:href="https://ftp.gnu.org/gnu/gcc/gcc-9.3.0/gcc-9.3.0.tar.gz" text:style-name="Internet_20_link" text:visited-style-name="Visited_20_Internet_20_Link">gcc-9.3.0.tar.gz</text:a></text:p>
      <text:p text:style-name="P19">cd <text:a xlink:type="simple" xlink:href="https://ftp.gnu.org/gnu/gcc/gcc-9.3.0/gcc-9.3.0.tar.gz" text:style-name="Internet_20_link" text:visited-style-name="Visited_20_Internet_20_Link">gcc-9.3.0</text:a></text:p>
      <text:p text:style-name="P20">mkdir build</text:p>
      <text:p text:style-name="P20">./contrib/download_prerequisites --directory=build</text:p>
      <text:p text:style-name="P20">cd <text:s text:c="3"/>build</text:p>
      <text:p text:style-name="P20">../configure <text:s text:c="42"/>\</text:p>
      <text:p text:style-name="P20"><text:s text:c="4"/>--prefix=/usr <text:s text:c="37"/>\</text:p>
      <text:p text:style-name="P20"><text:s text:c="4"/>--disable-multilib <text:s text:c="32"/>\</text:p>
      <text:p text:style-name="P20"><text:s text:c="4"/>--with-system-zlib <text:s text:c="32"/>\</text:p>
      <text:p text:style-name="P20"><text:s text:c="4"/>--enable-languages=c,c++,d,fortran,go,objc,obj-c++ \</text:p>
      <text:p text:style-name="P20"><text:s text:c="4"/>--program-suffix=-9.3.0</text:p>
      <text:p text:style-name="P20"/>
      <text:p text:style-name="P20">make -j$(nproc)</text:p>
      <text:p text:style-name="P20">sudo make install -j$(nproc)</text:p>
      <text:p text:style-name="P8"/>
      <text:p text:style-name="P8">wget https://cmake.org/files/v3.30/cmake-3.30.4.tar.gz</text:p>
      <text:p text:style-name="P9">tar -xzvf cmake-3.30.4.tar.gz</text:p>
      <text:p text:style-name="P10">cd cmake-3.30.4</text:p>
      <text:p text:style-name="P16">sudo yum -y install openssl openssl-devel</text:p>
      <text:p text:style-name="P12">./bootstrap –prefix=/usr/local</text:p>
      <text:p text:style-name="P12">make -j$(nproc)</text:p>
      <text:p text:style-name="P12">sudo make install</text:p>
      <text:p text:style-name="P10"/>
      <text:p text:style-name="P13">wget <text:a xlink:type="simple" xlink:href="https://github.com/PCRE2Project/pcre2/releases/download/pcre2-10.44/pcre2-10.44.tar.gz" text:style-name="Internet_20_link" text:visited-style-name="Visited_20_Internet_20_Link">https://github.com/PCRE2Project/pcre2/releases/download/pcre2-10.44/pcre2-10.44.tar.gz</text:a></text:p>
      <text:p text:style-name="P13">tar -xzvf pcre2-10.44.tar.gz</text:p>
      <text:p text:style-name="P13">cd <text:s/>pcre2-10.44</text:p>
      <text:p text:style-name="P14">sudo yum -y install readline-devel</text:p>
      <text:p text:style-name="P13">./configure --prefix=/usr <text:s text:c="22"/>\</text:p>
      <text:p text:style-name="P13"><text:s text:c="12"/>--docdir=/usr/share/doc/pcre2-10.44 \</text:p>
      <text:p text:style-name="P13"><text:s text:c="12"/>--enable-unicode <text:s text:c="19"/>\</text:p>
      <text:p text:style-name="P13"><text:s text:c="12"/>--enable-jit <text:s text:c="23"/>\</text:p>
      <text:p text:style-name="P13"><text:s text:c="12"/>--enable-pcre2-16 <text:s text:c="18"/>\</text:p>
      <text:p text:style-name="P13"><text:s text:c="12"/>--enable-pcre2-32 <text:s text:c="18"/>\</text:p>
      <text:p text:style-name="P13"><text:s text:c="12"/>--enable-pcre2grep-libz <text:s text:c="12"/>\</text:p>
      <text:p text:style-name="P13"><text:s text:c="12"/>--enable-pcre2grep-libbz2 <text:s text:c="10"/>\</text:p>
      <text:p text:style-name="P13"><text:s text:c="12"/>--enable-pcre2test-libreadline <text:s text:c="5"/>\</text:p>
      <text:p text:style-name="P13"><text:s text:c="12"/>--disable-static <text:s text:c="19"/>&amp;&amp;</text:p>
      <text:p text:style-name="P13">make</text:p>
      <text:p text:style-name="P15">sudo make install</text:p>
      <text:p text:style-name="P5"/>
      <text:p text:style-name="P5"><text:span text:style-name="T1">wget</text:span> <text:a xlink:type="simple" xlink:href="http://prdownloads.sourceforge.net/swig/swig-4.2.1.tar.gz" text:style-name="Internet_20_link" text:visited-style-name="Visited_20_Internet_20_Link">http://prdownloads.sourceforge.net/swig/swig-4.2.1.tar.gz</text:a></text:p>
      <text:p text:style-name="P6">tar -xzvf swig-4.2.1.tar.gz</text:p>
      <text:p text:style-name="P7">(ref. <text:a xlink:type="simple" xlink:href="https://www.swig.org/Doc4.2/SWIGDocumentation.html#Preface_unix_installation" text:style-name="Internet_20_link" text:visited-style-name="Visited_20_Internet_20_Link">https://www.swig.org/Doc4.2/SWIGDocumentation.html#Preface_unix_installation</text:a>)</text:p>
      <text:p text:style-name="P17">cd swig-4.2.1</text:p>
      <text:p text:style-name="P17"><text:soft-page-break/>./configure</text:p>
      <text:p text:style-name="P17">make</text:p>
      <text:p text:style-name="P17">sudo make install</text:p>
      <text:p text:style-name="P7"/>
      <text:p text:style-name="P23">sudo yum -y install bison <text:span text:style-name="T3">autoconf</text:span></text:p>
      <text:p text:style-name="P24">sudo yum -y install flex</text:p>
      <text:p text:style-name="P4">git clone https://github.com/LNIS-Projects/OpenFPGA.git</text:p>
      <text:p text:style-name="P4">cd OpenFPGA</text:p>
      <text:p text:style-name="P4">make all</text:p>
      <text:p text:style-name="P2"/>
      <text:p text:style-name="P1"><text:a xlink:type="simple" xlink:href="https://openfpga.readthedocs.io/en/master/tutorials/getting_started/compile/" text:style-name="Internet_20_link" text:visited-style-name="Visited_20_Internet_20_Link">https://openfpga.readthedocs.io/en/master/tutorials/getting_started/compile/</text:a></text:p>
      <text:p text:style-name="P3">Verify the compilation--(run from the OpenFPGA root folder)</text:p>
      <text:p text:style-name="P3">python3 openfpga_flow/scripts/run_fpga_task.py compilation_verification --debug --show_thread_lo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1T01:12:19.857621385</meta:creation-date>
    <dc:date>2024-10-03T08:22:54.649146619</dc:date>
    <meta:editing-duration>PT4H57M35S</meta:editing-duration>
    <meta:editing-cycles>31</meta:editing-cycles>
    <meta:generator>LibreOffice/5.3.6.1$Linux_X86_64 LibreOffice_project/30$Build-1</meta:generator>
    <meta:document-statistic meta:table-count="0" meta:image-count="0" meta:object-count="0" meta:page-count="2" meta:paragraph-count="57" meta:word-count="171" meta:character-count="2143" meta:non-whitespace-character-count="1627"/>
  </office:meta>
</office:document-meta>
</file>